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1.1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0.924cm"/>
    </style:style>
    <style:style style:name="gr5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2.895cm"/>
    </style:style>
    <style:style style:name="gr8" style:family="graphic" style:parent-style-name="standard">
      <style:graphic-properties draw:stroke="solid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0.661cm"/>
    </style:style>
    <style:style style:name="gr10" style:family="graphic" style:parent-style-name="standard">
      <style:graphic-properties svg:stroke-width="0.051cm" draw:marker-start-width="0.276cm" draw:marker-end-width="0.276cm" draw:fill="solid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2cm" fo:min-width="3.945cm"/>
    </style:style>
    <style:style style:name="gr13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3.402cm"/>
    </style:style>
    <style:style style:name="gr16" style:family="graphic" style:parent-style-name="standard">
      <style:graphic-properties draw:stroke="dash" draw:stroke-dash="Ultrafine_20_Dashed" svg:stroke-width="0.051cm" draw:marker-start-width="0.276cm" draw:marker-end-width="0.276cm" draw:fill="solid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Fine_20_Dashed_20__28_var_29_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indent="0cm"/>
      <style:text-properties fo:font-size="14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font-size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9" style:family="paragraph">
      <style:paragraph-properties fo:margin-left="0cm" fo:margin-right="0cm" fo:text-align="end" fo:text-indent="0cm"/>
      <style:text-properties fo:font-size="14pt"/>
    </style:style>
    <style:style style:name="P10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4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5.439cm" svg:height="11.093cm" svg:x="-1.369cm" svg:y="13.823cm">
          <text:p text:style-name="P2"/>
        </draw:rect>
        <draw:rect draw:style-name="gr1" draw:text-style-name="P1" draw:layer="layout" svg:width="16.849cm" svg:height="8.368cm" svg:x="1.835cm" svg:y="4.953cm">
          <text:p text:style-name="P2"/>
        </draw:rect>
        <draw:line draw:style-name="gr2" draw:text-style-name="P1" draw:layer="layout" svg:x1="4.539cm" svg:y1="6.254cm" svg:x2="18.415cm" svg:y2="6.254cm">
          <text:p text:style-name="P2"/>
        </draw:line>
        <draw:line draw:style-name="gr2" draw:text-style-name="P1" draw:layer="layout" svg:x1="4.539cm" svg:y1="10.355cm" svg:x2="18.415cm" svg:y2="10.355cm">
          <text:p text:style-name="P2"/>
        </draw:line>
        <draw:frame draw:style-name="gr3" draw:text-style-name="P3" draw:layer="layout" svg:width="2.581cm" svg:height="1.195cm" svg:x="1.864cm" svg:y="5.615cm">
          <draw:text-box>
            <text:p text:style-name="P2"><text:span text:style-name="T1">Initiator</text:span></text:p>
          </draw:text-box>
        </draw:frame>
        <draw:frame draw:style-name="gr4" draw:text-style-name="P3" draw:layer="layout" svg:width="2.335cm" svg:height="1.195cm" svg:x="2.005cm" svg:y="9.705cm">
          <draw:text-box>
            <text:p text:style-name="P2"><text:span text:style-name="T1">Target</text:span></text:p>
          </draw:text-box>
        </draw:frame>
        <draw:custom-shape draw:style-name="gr5" draw:text-style-name="P1" draw:layer="layout" svg:width="4.431cm" svg:height="0.414cm" svg:x="8.015cm" svg:y="6.013cm">
          <text:p text:style-name="P2"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007cm" svg:y1="6.645cm" svg:x2="8.007cm" svg:y2="9.952cm">
          <text:p text:style-name="P2"/>
        </draw:line>
        <draw:line draw:style-name="gr6" draw:text-style-name="P1" draw:layer="layout" svg:x1="10.315cm" svg:y1="9.934cm" svg:x2="12.361cm" svg:y2="6.632cm">
          <text:p text:style-name="P2"/>
        </draw:line>
        <draw:frame draw:style-name="gr7" draw:text-style-name="P4" draw:layer="layout" svg:width="3.999cm" svg:height="0.988cm" svg:x="3.767cm" svg:y="7.68cm">
          <draw:text-box>
            <text:p text:style-name="P2"><text:span text:style-name="T2">Send(message)</text:span></text:p>
          </draw:text-box>
        </draw:frame>
        <draw:line draw:style-name="gr8" draw:text-style-name="P1" draw:layer="layout" svg:x1="4.539cm" svg:y1="12.018cm" svg:x2="18.415cm" svg:y2="12.018cm">
          <text:p text:style-name="P2"/>
        </draw:line>
        <draw:frame draw:style-name="gr9" draw:text-style-name="P6" draw:layer="layout" svg:width="1.7cm" svg:height="1.195cm" svg:x="2.845cm" svg:y="11.33cm">
          <draw:text-box>
            <text:p text:style-name="P5"><text:span text:style-name="T1">time</text:span></text:p>
          </draw:text-box>
        </draw:frame>
        <draw:line draw:style-name="gr2" draw:text-style-name="P1" draw:layer="layout" svg:x1="5.406cm" svg:y1="12.214cm" svg:x2="5.406cm" svg:y2="11.8cm">
          <text:p text:style-name="P2"/>
        </draw:line>
        <draw:line draw:style-name="gr2" draw:text-style-name="P1" draw:layer="layout" svg:x1="5.816cm" svg:y1="12.214cm" svg:x2="5.816cm" svg:y2="11.801cm">
          <text:p text:style-name="P2"/>
        </draw:line>
        <draw:line draw:style-name="gr2" draw:text-style-name="P1" draw:layer="layout" svg:x1="5.816cm" svg:y1="12.214cm" svg:x2="5.816cm" svg:y2="11.8cm">
          <text:p text:style-name="P2"/>
        </draw:line>
        <draw:line draw:style-name="gr2" draw:text-style-name="P1" draw:layer="layout" svg:x1="6.226cm" svg:y1="12.214cm" svg:x2="6.226cm" svg:y2="11.801cm">
          <text:p text:style-name="P2"/>
        </draw:line>
        <draw:line draw:style-name="gr2" draw:text-style-name="P1" draw:layer="layout" svg:x1="6.226cm" svg:y1="12.214cm" svg:x2="6.226cm" svg:y2="11.8cm">
          <text:p text:style-name="P2"/>
        </draw:line>
        <draw:line draw:style-name="gr2" draw:text-style-name="P1" draw:layer="layout" svg:x1="6.636cm" svg:y1="12.214cm" svg:x2="6.636cm" svg:y2="11.801cm">
          <text:p text:style-name="P2"/>
        </draw:line>
        <draw:line draw:style-name="gr2" draw:text-style-name="P1" draw:layer="layout" svg:x1="6.636cm" svg:y1="12.214cm" svg:x2="6.636cm" svg:y2="11.8cm">
          <text:p text:style-name="P2"/>
        </draw:line>
        <draw:line draw:style-name="gr2" draw:text-style-name="P1" draw:layer="layout" svg:x1="7.045cm" svg:y1="12.214cm" svg:x2="7.045cm" svg:y2="11.801cm">
          <text:p text:style-name="P2"/>
        </draw:line>
        <draw:line draw:style-name="gr2" draw:text-style-name="P1" draw:layer="layout" svg:x1="7.045cm" svg:y1="12.214cm" svg:x2="7.045cm" svg:y2="11.8cm">
          <text:p text:style-name="P2"/>
        </draw:line>
        <draw:line draw:style-name="gr2" draw:text-style-name="P1" draw:layer="layout" svg:x1="7.455cm" svg:y1="12.214cm" svg:x2="7.455cm" svg:y2="11.801cm">
          <text:p text:style-name="P2"/>
        </draw:line>
        <draw:line draw:style-name="gr2" draw:text-style-name="P1" draw:layer="layout" svg:x1="7.455cm" svg:y1="12.214cm" svg:x2="7.455cm" svg:y2="11.8cm">
          <text:p text:style-name="P2"/>
        </draw:line>
        <draw:line draw:style-name="gr2" draw:text-style-name="P1" draw:layer="layout" svg:x1="7.865cm" svg:y1="12.214cm" svg:x2="7.865cm" svg:y2="11.801cm">
          <text:p text:style-name="P2"/>
        </draw:line>
        <draw:line draw:style-name="gr2" draw:text-style-name="P1" draw:layer="layout" svg:x1="7.865cm" svg:y1="12.214cm" svg:x2="7.865cm" svg:y2="11.8cm">
          <text:p text:style-name="P2"/>
        </draw:line>
        <draw:line draw:style-name="gr2" draw:text-style-name="P1" draw:layer="layout" svg:x1="8.274cm" svg:y1="12.214cm" svg:x2="8.274cm" svg:y2="11.801cm">
          <text:p text:style-name="P2"/>
        </draw:line>
        <draw:line draw:style-name="gr2" draw:text-style-name="P1" draw:layer="layout" svg:x1="8.274cm" svg:y1="12.214cm" svg:x2="8.274cm" svg:y2="11.8cm">
          <text:p text:style-name="P2"/>
        </draw:line>
        <draw:line draw:style-name="gr2" draw:text-style-name="P1" draw:layer="layout" svg:x1="8.684cm" svg:y1="12.214cm" svg:x2="8.684cm" svg:y2="11.801cm">
          <text:p text:style-name="P2"/>
        </draw:line>
        <draw:line draw:style-name="gr2" draw:text-style-name="P1" draw:layer="layout" svg:x1="8.684cm" svg:y1="12.214cm" svg:x2="8.684cm" svg:y2="11.8cm">
          <text:p text:style-name="P2"/>
        </draw:line>
        <draw:line draw:style-name="gr2" draw:text-style-name="P1" draw:layer="layout" svg:x1="9.094cm" svg:y1="12.214cm" svg:x2="9.094cm" svg:y2="11.801cm">
          <text:p text:style-name="P2"/>
        </draw:line>
        <draw:line draw:style-name="gr2" draw:text-style-name="P1" draw:layer="layout" svg:x1="9.094cm" svg:y1="12.214cm" svg:x2="9.094cm" svg:y2="11.8cm">
          <text:p text:style-name="P2"/>
        </draw:line>
        <draw:line draw:style-name="gr2" draw:text-style-name="P1" draw:layer="layout" svg:x1="9.504cm" svg:y1="12.214cm" svg:x2="9.504cm" svg:y2="11.801cm">
          <text:p text:style-name="P2"/>
        </draw:line>
        <draw:line draw:style-name="gr2" draw:text-style-name="P1" draw:layer="layout" svg:x1="9.504cm" svg:y1="12.214cm" svg:x2="9.504cm" svg:y2="11.8cm">
          <text:p text:style-name="P2"/>
        </draw:line>
        <draw:line draw:style-name="gr2" draw:text-style-name="P1" draw:layer="layout" svg:x1="9.913cm" svg:y1="12.214cm" svg:x2="9.913cm" svg:y2="11.801cm">
          <text:p text:style-name="P2"/>
        </draw:line>
        <draw:line draw:style-name="gr2" draw:text-style-name="P1" draw:layer="layout" svg:x1="9.913cm" svg:y1="12.214cm" svg:x2="9.913cm" svg:y2="11.8cm">
          <text:p text:style-name="P2"/>
        </draw:line>
        <draw:line draw:style-name="gr2" draw:text-style-name="P1" draw:layer="layout" svg:x1="10.323cm" svg:y1="12.214cm" svg:x2="10.323cm" svg:y2="11.801cm">
          <text:p text:style-name="P2"/>
        </draw:line>
        <draw:line draw:style-name="gr2" draw:text-style-name="P1" draw:layer="layout" svg:x1="10.323cm" svg:y1="12.214cm" svg:x2="10.323cm" svg:y2="11.8cm">
          <text:p text:style-name="P2"/>
        </draw:line>
        <draw:line draw:style-name="gr2" draw:text-style-name="P1" draw:layer="layout" svg:x1="10.733cm" svg:y1="12.214cm" svg:x2="10.733cm" svg:y2="11.801cm">
          <text:p text:style-name="P2"/>
        </draw:line>
        <draw:line draw:style-name="gr2" draw:text-style-name="P1" draw:layer="layout" svg:x1="10.733cm" svg:y1="12.214cm" svg:x2="10.733cm" svg:y2="11.8cm">
          <text:p text:style-name="P2"/>
        </draw:line>
        <draw:line draw:style-name="gr2" draw:text-style-name="P1" draw:layer="layout" svg:x1="11.142cm" svg:y1="12.214cm" svg:x2="11.142cm" svg:y2="11.801cm">
          <text:p text:style-name="P2"/>
        </draw:line>
        <draw:line draw:style-name="gr2" draw:text-style-name="P1" draw:layer="layout" svg:x1="11.142cm" svg:y1="12.214cm" svg:x2="11.142cm" svg:y2="11.8cm">
          <text:p text:style-name="P2"/>
        </draw:line>
        <draw:line draw:style-name="gr2" draw:text-style-name="P1" draw:layer="layout" svg:x1="11.552cm" svg:y1="12.214cm" svg:x2="11.552cm" svg:y2="11.801cm">
          <text:p text:style-name="P2"/>
        </draw:line>
        <draw:line draw:style-name="gr2" draw:text-style-name="P1" draw:layer="layout" svg:x1="11.552cm" svg:y1="12.214cm" svg:x2="11.552cm" svg:y2="11.8cm">
          <text:p text:style-name="P2"/>
        </draw:line>
        <draw:line draw:style-name="gr2" draw:text-style-name="P1" draw:layer="layout" svg:x1="11.962cm" svg:y1="12.214cm" svg:x2="11.962cm" svg:y2="11.801cm">
          <text:p text:style-name="P2"/>
        </draw:line>
        <draw:line draw:style-name="gr2" draw:text-style-name="P1" draw:layer="layout" svg:x1="11.962cm" svg:y1="12.214cm" svg:x2="11.962cm" svg:y2="11.801cm">
          <text:p text:style-name="P2"/>
        </draw:line>
        <draw:line draw:style-name="gr2" draw:text-style-name="P1" draw:layer="layout" svg:x1="11.962cm" svg:y1="12.214cm" svg:x2="11.962cm" svg:y2="11.8cm">
          <text:p text:style-name="P2"/>
        </draw:line>
        <draw:line draw:style-name="gr2" draw:text-style-name="P1" draw:layer="layout" svg:x1="12.372cm" svg:y1="12.214cm" svg:x2="12.372cm" svg:y2="11.801cm">
          <text:p text:style-name="P2"/>
        </draw:line>
        <draw:line draw:style-name="gr2" draw:text-style-name="P1" draw:layer="layout" svg:x1="12.372cm" svg:y1="12.214cm" svg:x2="12.372cm" svg:y2="11.8cm">
          <text:p text:style-name="P2"/>
        </draw:line>
        <draw:line draw:style-name="gr2" draw:text-style-name="P1" draw:layer="layout" svg:x1="12.781cm" svg:y1="12.214cm" svg:x2="12.781cm" svg:y2="11.801cm">
          <text:p text:style-name="P2"/>
        </draw:line>
        <draw:line draw:style-name="gr2" draw:text-style-name="P1" draw:layer="layout" svg:x1="12.781cm" svg:y1="12.214cm" svg:x2="12.781cm" svg:y2="11.8cm">
          <text:p text:style-name="P2"/>
        </draw:line>
        <draw:line draw:style-name="gr2" draw:text-style-name="P1" draw:layer="layout" svg:x1="13.191cm" svg:y1="12.214cm" svg:x2="13.191cm" svg:y2="11.801cm">
          <text:p text:style-name="P2"/>
        </draw:line>
        <draw:line draw:style-name="gr2" draw:text-style-name="P1" draw:layer="layout" svg:x1="13.191cm" svg:y1="12.214cm" svg:x2="13.191cm" svg:y2="11.8cm">
          <text:p text:style-name="P2"/>
        </draw:line>
        <draw:line draw:style-name="gr2" draw:text-style-name="P1" draw:layer="layout" svg:x1="13.601cm" svg:y1="12.214cm" svg:x2="13.601cm" svg:y2="11.801cm">
          <text:p text:style-name="P2"/>
        </draw:line>
        <draw:line draw:style-name="gr2" draw:text-style-name="P1" draw:layer="layout" svg:x1="13.601cm" svg:y1="12.214cm" svg:x2="13.601cm" svg:y2="11.8cm">
          <text:p text:style-name="P2"/>
        </draw:line>
        <draw:line draw:style-name="gr2" draw:text-style-name="P1" draw:layer="layout" svg:x1="14.011cm" svg:y1="12.214cm" svg:x2="14.011cm" svg:y2="11.801cm">
          <text:p text:style-name="P2"/>
        </draw:line>
        <draw:line draw:style-name="gr2" draw:text-style-name="P1" draw:layer="layout" svg:x1="14.011cm" svg:y1="12.214cm" svg:x2="14.011cm" svg:y2="11.8cm">
          <text:p text:style-name="P2"/>
        </draw:line>
        <draw:line draw:style-name="gr2" draw:text-style-name="P1" draw:layer="layout" svg:x1="14.42cm" svg:y1="12.214cm" svg:x2="14.42cm" svg:y2="11.801cm">
          <text:p text:style-name="P2"/>
        </draw:line>
        <draw:line draw:style-name="gr2" draw:text-style-name="P1" draw:layer="layout" svg:x1="14.42cm" svg:y1="12.214cm" svg:x2="14.42cm" svg:y2="11.8cm">
          <text:p text:style-name="P2"/>
        </draw:line>
        <draw:line draw:style-name="gr2" draw:text-style-name="P1" draw:layer="layout" svg:x1="14.83cm" svg:y1="12.214cm" svg:x2="14.83cm" svg:y2="11.801cm">
          <text:p text:style-name="P2"/>
        </draw:line>
        <draw:line draw:style-name="gr2" draw:text-style-name="P1" draw:layer="layout" svg:x1="14.83cm" svg:y1="12.214cm" svg:x2="14.83cm" svg:y2="11.8cm">
          <text:p text:style-name="P2"/>
        </draw:line>
        <draw:line draw:style-name="gr2" draw:text-style-name="P1" draw:layer="layout" svg:x1="15.24cm" svg:y1="12.214cm" svg:x2="15.24cm" svg:y2="11.801cm">
          <text:p text:style-name="P2"/>
        </draw:line>
        <draw:line draw:style-name="gr2" draw:text-style-name="P1" draw:layer="layout" svg:x1="15.24cm" svg:y1="12.214cm" svg:x2="15.24cm" svg:y2="11.8cm">
          <text:p text:style-name="P2"/>
        </draw:line>
        <draw:line draw:style-name="gr2" draw:text-style-name="P1" draw:layer="layout" svg:x1="15.649cm" svg:y1="12.214cm" svg:x2="15.649cm" svg:y2="11.801cm">
          <text:p text:style-name="P2"/>
        </draw:line>
        <draw:line draw:style-name="gr2" draw:text-style-name="P1" draw:layer="layout" svg:x1="15.649cm" svg:y1="12.214cm" svg:x2="15.649cm" svg:y2="11.8cm">
          <text:p text:style-name="P2"/>
        </draw:line>
        <draw:line draw:style-name="gr2" draw:text-style-name="P1" draw:layer="layout" svg:x1="16.059cm" svg:y1="12.214cm" svg:x2="16.059cm" svg:y2="11.801cm">
          <text:p text:style-name="P2"/>
        </draw:line>
        <draw:custom-shape draw:style-name="gr10" draw:text-style-name="P1" draw:layer="layout" svg:width="3.035cm" svg:height="0.827cm" svg:x="4.973cm" svg:y="5.818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06cm" svg:height="0.827cm" svg:x="12.375cm" svg:y="5.818cm">
          <text:p text:style-name="P2"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0.315cm" svg:y1="5.009cm" svg:x2="10.315cm" svg:y2="12.248cm">
          <text:p text:style-name="P2"/>
        </draw:line>
        <draw:line draw:style-name="gr11" draw:text-style-name="P1" draw:layer="layout" svg:x1="12.375cm" svg:y1="5.051cm" svg:x2="12.375cm" svg:y2="12.249cm">
          <text:p text:style-name="P2"/>
        </draw:line>
        <draw:rect draw:style-name="gr1" draw:text-style-name="P1" draw:layer="layout" svg:width="1.185cm" svg:height="0.522cm" svg:x="9.679cm" svg:y="5.264cm">
          <text:p text:style-name="P2"/>
        </draw:rect>
        <draw:frame draw:style-name="gr12" draw:text-style-name="P8" draw:layer="layout" svg:width="4.445cm" svg:height="1.392cm" svg:x="8.155cm" svg:y="4.945cm">
          <draw:text-box>
            <text:p text:style-name="P7"><text:span text:style-name="T3">wait(reply_event)</text:span></text:p>
          </draw:text-box>
        </draw:frame>
        <draw:custom-shape draw:style-name="gr10" draw:text-style-name="P1" draw:layer="layout" svg:width="2.321cm" svg:height="0.827cm" svg:x="8.008cm" svg:y="9.919cm"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19cm" svg:height="2.075cm" draw:transform="rotate (1.56643300366462) translate (10.3cm 12.592cm)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layer="layout" svg:width="0.68cm" svg:height="1.195cm" svg:x="11.006cm" svg:y="12.262cm">
          <draw:text-box>
            <text:p text:style-name="P2">t</text:p>
          </draw:text-box>
        </draw:frame>
        <draw:rect draw:style-name="gr1" draw:text-style-name="P1" draw:layer="layout" svg:width="1.185cm" svg:height="0.522cm" svg:x="11.825cm" svg:y="8.002cm">
          <text:p text:style-name="P2"/>
        </draw:rect>
        <draw:frame draw:style-name="gr15" draw:text-style-name="P9" draw:layer="layout" svg:width="4.867cm" svg:height="0.988cm" svg:x="11.351cm" svg:y="7.677cm">
          <draw:text-box>
            <text:p text:style-name="P5"><text:span text:style-name="T2">reply_event.notify(t)</text:span></text:p>
          </draw:text-box>
        </draw:frame>
        <draw:frame draw:style-name="gr3" draw:text-style-name="P3" draw:layer="layout" svg:width="4.553cm" svg:height="1.195cm" svg:x="10.572cm" svg:y="15.669cm">
          <draw:text-box>
            <text:p text:style-name="P2"><text:span text:style-name="T1">Initiator thread</text:span></text:p>
          </draw:text-box>
        </draw:frame>
        <draw:frame draw:style-name="gr4" draw:text-style-name="P3" draw:layer="layout" svg:width="3.99cm" svg:height="1.195cm" svg:x="10.713cm" svg:y="17.898cm">
          <draw:text-box>
            <text:p text:style-name="P2"><text:span text:style-name="T1">Target Send</text:span></text:p>
          </draw:text-box>
        </draw:frame>
        <draw:frame draw:style-name="gr4" draw:text-style-name="P10" draw:layer="layout" svg:width="4.308cm" svg:height="2.139cm" svg:x="10.713cm" svg:y="19.56cm">
          <draw:text-box>
            <text:p text:style-name="P7"><text:span text:style-name="T1">Other initiator</text:span></text:p>
            <text:p text:style-name="P7"><text:span text:style-name="T1">thread</text:span></text:p>
          </draw:text-box>
        </draw:frame>
        <draw:line draw:style-name="gr2" draw:text-style-name="P1" draw:layer="layout" svg:x1="15.248cm" svg:y1="16.387cm" svg:x2="22.961cm" svg:y2="16.387cm">
          <text:p text:style-name="P2"/>
        </draw:line>
        <draw:custom-shape draw:style-name="gr10" draw:text-style-name="P1" draw:layer="layout" svg:width="0.789cm" svg:height="0.827cm" svg:x="15.583cm" svg:y="15.972cm">
          <text:p text:style-name="P2"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352cm" svg:y1="14.938cm" svg:x2="16.352cm" svg:y2="15.938cm">
          <text:p text:style-name="P2"/>
        </draw:line>
        <draw:frame draw:style-name="gr3" draw:text-style-name="P3" draw:layer="layout" svg:width="1.667cm" svg:height="1.195cm" svg:x="15.497cm" svg:y="13.864cm">
          <draw:text-box>
            <text:p text:style-name="P2"><text:span text:style-name="T1">wait</text:span></text:p>
          </draw:text-box>
        </draw:frame>
        <draw:line draw:style-name="gr2" draw:text-style-name="P1" draw:layer="layout" svg:x1="15.248cm" svg:y1="20.27cm" svg:x2="21.69cm" svg:y2="20.27cm">
          <text:p text:style-name="P2"/>
        </draw:line>
        <draw:custom-shape draw:style-name="gr16" draw:text-style-name="P1" draw:layer="layout" svg:width="2.341cm" svg:height="0.827cm" svg:x="16.325cm" svg:y="19.816cm">
          <text:p text:style-name="P2"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007cm" svg:y1="22.772cm" svg:x2="22.537cm" svg:y2="22.772cm">
          <text:p text:style-name="P2"/>
        </draw:line>
        <draw:line draw:style-name="gr2" draw:text-style-name="P1" draw:layer="layout" svg:x1="16.312cm" svg:y1="22.983cm" svg:x2="16.312cm" svg:y2="22.569cm">
          <text:p text:style-name="P2"/>
        </draw:line>
        <draw:line draw:style-name="gr2" draw:text-style-name="P1" draw:layer="layout" svg:x1="17.103cm" svg:y1="22.983cm" svg:x2="17.103cm" svg:y2="22.569cm">
          <text:p text:style-name="P2"/>
        </draw:line>
        <draw:frame draw:style-name="gr9" draw:text-style-name="P10" draw:layer="layout" svg:width="1.912cm" svg:height="1.195cm" svg:x="12.68cm" svg:y="22.087cm">
          <draw:text-box>
            <text:p text:style-name="P7"><text:span text:style-name="T1">Time</text:span></text:p>
          </draw:text-box>
        </draw:frame>
        <draw:line draw:style-name="gr2" draw:text-style-name="P1" draw:layer="layout" svg:x1="17.88cm" svg:y1="22.983cm" svg:x2="17.88cm" svg:y2="22.569cm">
          <text:p text:style-name="P2"/>
        </draw:line>
        <draw:line draw:style-name="gr2" draw:text-style-name="P1" draw:layer="layout" svg:x1="18.669cm" svg:y1="22.983cm" svg:x2="18.669cm" svg:y2="22.569cm">
          <text:p text:style-name="P2"/>
        </draw:line>
        <draw:line draw:style-name="gr2" draw:text-style-name="P1" draw:layer="layout" svg:x1="19.446cm" svg:y1="22.983cm" svg:x2="19.446cm" svg:y2="22.569cm">
          <text:p text:style-name="P2"/>
        </draw:line>
        <draw:line draw:style-name="gr17" draw:text-style-name="P1" draw:layer="layout" svg:x1="17.052cm" svg:y1="14.55cm" svg:x2="20.078cm" svg:y2="14.55cm">
          <text:p text:style-name="P2"/>
        </draw:line>
        <draw:line draw:style-name="gr11" draw:text-style-name="P1" draw:layer="layout" svg:x1="20.153cm" svg:y1="22.918cm" svg:x2="20.153cm" svg:y2="14.268cm">
          <text:p text:style-name="P2"/>
        </draw:line>
        <draw:line draw:style-name="gr11" draw:text-style-name="P1" draw:layer="layout" svg:x1="16.333cm" svg:y1="22.918cm" svg:x2="16.333cm" svg:y2="16.85cm">
          <text:p text:style-name="P2"/>
        </draw:line>
        <draw:ellipse draw:style-name="gr18" draw:text-style-name="P1" draw:layer="layout" svg:width="1.121cm" svg:height="1.141cm" svg:x="15.352cm" svg:y="17.94cm">
          <text:p text:style-name="P2"/>
        </draw:ellipse>
        <draw:ellipse draw:style-name="gr18" draw:text-style-name="P1" draw:layer="layout" svg:width="1.121cm" svg:height="1.141cm" svg:x="18.075cm" svg:y="17.941cm">
          <text:p text:style-name="P2"/>
        </draw:ellipse>
        <draw:path draw:style-name="gr6" draw:text-style-name="P1" draw:layer="layout" svg:width="1.678cm" svg:height="0.706cm" draw:transform="rotate (-1.48405346297168) translate (18.435cm 18.417cm)" svg:viewBox="0 0 1679 707" svg:d="m1678 401-225 151c-463 115-656 234-984 84-352-111-232-501-469-636">
          <text:p text:style-name="P2"/>
        </draw:path>
        <draw:path draw:style-name="gr6" draw:text-style-name="P1" draw:layer="layout" svg:width="1.65cm" svg:height="0.998cm" draw:transform="rotate (1.6587609210951) translate (18.336cm 20.251cm)" svg:viewBox="0 0 1651 999" svg:d="m1650 726-141 158c-450 303-816-58-1073-364-338-342-199-385-436-520">
          <text:p text:style-name="P2"/>
        </draw:path>
        <draw:custom-shape draw:style-name="gr10" draw:text-style-name="P1" draw:layer="layout" svg:width="2.013cm" svg:height="0.827cm" svg:x="20.162cm" svg:y="15.976cm">
          <text:p text:style-name="P2"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8.634cm" svg:y1="18.202cm" svg:x2="20.299cm" svg:y2="16.409cm">
          <text:p text:style-name="P2"/>
        </draw:line>
        <draw:frame draw:style-name="gr3" draw:text-style-name="P3" draw:layer="layout" svg:width="4.553cm" svg:height="1.195cm" svg:x="-1.483cm" svg:y="17.158cm">
          <draw:text-box>
            <text:p text:style-name="P2"><text:span text:style-name="T1">Initiator thread</text:span></text:p>
          </draw:text-box>
        </draw:frame>
        <draw:frame draw:style-name="gr4" draw:text-style-name="P3" draw:layer="layout" svg:width="3.99cm" svg:height="1.195cm" svg:x="-1.342cm" svg:y="19.387cm">
          <draw:text-box>
            <text:p text:style-name="P2"><text:span text:style-name="T1">Target Send</text:span></text:p>
          </draw:text-box>
        </draw:frame>
        <draw:line draw:style-name="gr2" draw:text-style-name="P1" draw:layer="layout" svg:x1="3.193cm" svg:y1="17.876cm" svg:x2="8.201cm" svg:y2="17.876cm">
          <text:p text:style-name="P2"/>
        </draw:line>
        <draw:custom-shape draw:style-name="gr10" draw:text-style-name="P1" draw:layer="layout" svg:width="0.789cm" svg:height="0.827cm" svg:x="3.528cm" svg:y="17.461cm">
          <text:p text:style-name="P2"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297cm" svg:y1="16.427cm" svg:x2="4.297cm" svg:y2="17.427cm">
          <text:p text:style-name="P2"/>
        </draw:line>
        <draw:frame draw:style-name="gr3" draw:text-style-name="P3" draw:layer="layout" svg:width="1.667cm" svg:height="1.195cm" svg:x="3.442cm" svg:y="15.353cm">
          <draw:text-box>
            <text:p text:style-name="P2"><text:span text:style-name="T1">wait</text:span></text:p>
          </draw:text-box>
        </draw:frame>
        <draw:line draw:style-name="gr8" draw:text-style-name="P1" draw:layer="layout" svg:x1="2.952cm" svg:y1="21.961cm" svg:x2="8.511cm" svg:y2="21.961cm">
          <text:p text:style-name="P2"/>
        </draw:line>
        <draw:line draw:style-name="gr2" draw:text-style-name="P1" draw:layer="layout" svg:x1="4.257cm" svg:y1="22.172cm" svg:x2="4.257cm" svg:y2="21.758cm">
          <text:p text:style-name="P2"/>
        </draw:line>
        <draw:line draw:style-name="gr2" draw:text-style-name="P1" draw:layer="layout" svg:x1="5.048cm" svg:y1="22.172cm" svg:x2="5.048cm" svg:y2="21.758cm">
          <text:p text:style-name="P2"/>
        </draw:line>
        <draw:frame draw:style-name="gr9" draw:text-style-name="P10" draw:layer="layout" svg:width="1.912cm" svg:height="1.195cm" svg:x="0.746cm" svg:y="21.316cm">
          <draw:text-box>
            <text:p text:style-name="P7"><text:span text:style-name="T1">Time</text:span></text:p>
          </draw:text-box>
        </draw:frame>
        <draw:line draw:style-name="gr2" draw:text-style-name="P1" draw:layer="layout" svg:x1="5.825cm" svg:y1="22.172cm" svg:x2="5.825cm" svg:y2="21.758cm">
          <text:p text:style-name="P2"/>
        </draw:line>
        <draw:line draw:style-name="gr2" draw:text-style-name="P1" draw:layer="layout" svg:x1="6.614cm" svg:y1="22.172cm" svg:x2="6.614cm" svg:y2="21.758cm">
          <text:p text:style-name="P2"/>
        </draw:line>
        <draw:line draw:style-name="gr2" draw:text-style-name="P1" draw:layer="layout" svg:x1="7.391cm" svg:y1="22.172cm" svg:x2="7.391cm" svg:y2="21.758cm">
          <text:p text:style-name="P2"/>
        </draw:line>
        <draw:line draw:style-name="gr11" draw:text-style-name="P1" draw:layer="layout" svg:x1="4.278cm" svg:y1="22.105cm" svg:x2="4.278cm" svg:y2="18.339cm">
          <text:p text:style-name="P2"/>
        </draw:line>
        <draw:ellipse draw:style-name="gr18" draw:text-style-name="P1" draw:layer="layout" svg:width="1.121cm" svg:height="1.141cm" svg:x="3.297cm" svg:y="19.429cm">
          <text:p text:style-name="P2"/>
        </draw:ellipse>
        <draw:path draw:style-name="gr6" draw:text-style-name="P1" draw:layer="layout" svg:width="2.069cm" svg:height="0.553cm" draw:transform="rotate (-1.6578882564691) translate (3.757cm 17.908cm)" svg:viewBox="0 0 2070 554" svg:d="m0 0 222 241c449 303 1079 390 1407 240 352-111 203-346 440-481">
          <text:p text:style-name="P2"/>
        </draw:path>
        <draw:custom-shape draw:style-name="gr10" draw:text-style-name="P1" draw:layer="layout" svg:width="2.096cm" svg:height="0.827cm" svg:x="5.806cm" svg:y="17.461cm">
          <text:p text:style-name="P2"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069cm" svg:height="0.406cm" draw:transform="rotate (1.4833553312697) translate (3.714cm 19.969cm)" svg:viewBox="0 0 2070 407" svg:d="m0 1 222 241c449 303 1334 129 1644-55 336-213-35-52 203-187">
          <text:p text:style-name="P2"/>
        </draw:path>
        <draw:path draw:style-name="gr19" draw:text-style-name="P1" draw:layer="layout" svg:width="2.317cm" svg:height="1.695cm" draw:transform="rotate (1.4833553312697) translate (4.237cm 20.068cm)" svg:viewBox="0 0 2318 1696" svg:d="m0 0 491 256c-514-319-308-53 699 365 649 246 827 655 1127 1074">
          <text:p text:style-name="P2"/>
        </draw:path>
        <draw:path draw:style-name="gr6" draw:text-style-name="P1" draw:layer="layout" svg:width="2.069cm" svg:height="0.553cm" draw:transform="rotate (-1.6578882564691) translate (15.813cm 16.52cm)" svg:viewBox="0 0 2070 554" svg:d="m0 0 222 242c449 303 1079 389 1407 239 352-111 203-346 440-481">
          <text:p text:style-name="P2"/>
        </draw:path>
        <draw:path draw:style-name="gr6" draw:text-style-name="P1" draw:layer="layout" svg:width="2.069cm" svg:height="0.406cm" draw:transform="rotate (1.4833553312697) translate (15.77cm 18.582cm)" svg:viewBox="0 0 2070 407" svg:d="m0 1 222 241c449 303 1335 129 1645-55 335-213-35-52 202-187">
          <text:p text:style-name="P2"/>
        </draw:path>
        <draw:frame draw:style-name="gr9" draw:text-style-name="P10" draw:layer="layout" svg:width="1.277cm" svg:height="1.195cm" svg:x="5.001cm" svg:y="23.653cm">
          <draw:text-box>
            <text:p text:style-name="P7"><text:span text:style-name="T1">(a)</text:span></text:p>
          </draw:text-box>
        </draw:frame>
        <draw:frame draw:style-name="gr9" draw:text-style-name="P10" draw:layer="layout" svg:width="1.277cm" svg:height="1.195cm" svg:x="16.31cm" svg:y="23.711cm">
          <draw:text-box>
            <text:p text:style-name="P7"><text:span text:style-name="T1">(b)</text:span></text:p>
          </draw:text-box>
        </draw:frame>
        <draw:line draw:style-name="gr11" draw:text-style-name="P1" draw:layer="layout" svg:x1="5.8cm" svg:y1="22.118cm" svg:x2="5.8cm" svg:y2="16.416cm">
          <text:p text:style-name="P2"/>
        </draw:line>
        <draw:line draw:style-name="gr17" draw:text-style-name="P1" draw:layer="layout" svg:x1="4.898cm" svg:y1="16.068cm" svg:x2="5.785cm" svg:y2="16.068cm">
          <text:p text:style-name="P2"/>
        </draw:line>
        <draw:custom-shape draw:style-name="gr13" draw:text-style-name="P1" draw:layer="layout" svg:width="0.319cm" svg:height="1.552cm" draw:transform="rotate (1.56643300366462) translate (4.252cm 22.639cm)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layer="layout" svg:width="0.68cm" svg:height="1.195cm" svg:x="4.699cm" svg:y="22.309cm">
          <draw:text-box>
            <text:p text:style-name="P2">t</text:p>
          </draw:text-box>
        </draw:frame>
        <draw:line draw:style-name="gr2" draw:text-style-name="P1" draw:layer="layout" svg:x1="20.192cm" svg:y1="22.983cm" svg:x2="20.192cm" svg:y2="22.569cm">
          <text:p text:style-name="P2"/>
        </draw:line>
        <draw:line draw:style-name="gr2" draw:text-style-name="P1" draw:layer="layout" svg:x1="20.959cm" svg:y1="22.983cm" svg:x2="20.959cm" svg:y2="22.569cm">
          <text:p text:style-name="P2"/>
        </draw:line>
        <draw:rect draw:style-name="gr1" draw:text-style-name="P1" draw:layer="layout" svg:width="0.867cm" svg:height="0.544cm" svg:x="5.342cm" svg:y="18.929cm">
          <text:p text:style-name="P2"/>
        </draw:rect>
        <draw:frame draw:style-name="gr15" draw:text-style-name="P9" draw:layer="layout" svg:width="4.867cm" svg:height="0.988cm" svg:x="4.836cm" svg:y="18.626cm">
          <draw:text-box>
            <text:p text:style-name="P5"><text:span text:style-name="T2">reply_event.notify(t)</text:span></text:p>
          </draw:text-box>
        </draw:frame>
        <draw:rect draw:style-name="gr1" draw:text-style-name="P1" draw:layer="layout" svg:width="0.887cm" svg:height="0.524cm" svg:x="19.694cm" svg:y="17.317cm">
          <text:p text:style-name="P2"/>
        </draw:rect>
        <draw:frame draw:style-name="gr15" draw:text-style-name="P9" draw:layer="layout" svg:width="4.867cm" svg:height="0.988cm" svg:x="19.326cm" svg:y="17.05cm">
          <draw:text-box>
            <text:p text:style-name="P5"><text:span text:style-name="T2">reply_event.notify(t)</text:span></text:p>
          </draw:text-box>
        </draw:frame>
        <draw:line draw:style-name="gr11" draw:text-style-name="P1" draw:layer="layout" svg:x1="18.651cm" svg:y1="22.508cm" svg:x2="18.651cm" svg:y2="19.413cm">
          <text:p text:style-name="P2"/>
        </draw:line>
        <draw:custom-shape draw:style-name="gr13" draw:text-style-name="P1" draw:layer="layout" svg:width="0.319cm" svg:height="1.552cm" draw:transform="rotate (1.56643300366462) translate (18.646cm 23.406cm)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layer="layout" svg:width="0.68cm" svg:height="1.195cm" svg:x="19.093cm" svg:y="23.076cm">
          <draw:text-box>
            <text:p text:style-name="P2">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ccccc" draw:fill-gradient-name="Gradient_20_5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10T17:44:00</meta:creation-date>
    <dc:creator>Gilles Mouchard</dc:creator>
    <dc:date>2006-11-15T14:06:44</dc:date>
    <dc:language>en-US</dc:language>
    <meta:editing-cycles>7</meta:editing-cycles>
    <meta:editing-duration>PT1H13M28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